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JERCICIO ENTREGABLE 1</text:p>
      <text:p text:style-name="P2"/>
      <text:p text:style-name="P3">-Los cubos conforman la parte central de los dos personajes.<text:span text:style-name="T1">(</text:span><text:span text:style-name="T2">Llevan el material con el albedo cambiado a turquesa, rojo en el caso del enemy.)</text:span></text:p>
      <text:p text:style-name="P3"/>
      <text:p text:style-name="P3">-Las esferas se encuentran en la parte superior y frontal de cada personaje.<text:span text:style-name="T2">(Tienen el material con la textura de ladrillos).</text:span> </text:p>
      <text:p text:style-name="P2"/>
      <text:p text:style-name="P3">-El cilindro se encuentra en la parte inferior de los personajes, haciendo la función de pierna o pie.<text:span text:style-name="T2">(también color turquesa o rojo.)</text:span></text:p>
      <text:p text:style-name="P3"><text:span text:style-name="T2"/></text:p>
      <text:p text:style-name="P4">-La píldora está situada en el lateral del player, en ambos lados en el caso del enemy.<text:span text:style-name="T2">(en el player, transparente, en el caso del enemy, es negro.)</text:span></text:p>
      <text:p text:style-name="P4"><text:span text:style-name="T2"/></text:p>
      <text:p text:style-name="P4">-Lo que diferencia el player del enemy son el color del cubo + cilindro. El enemy tiene una píldora lateral extra a diferencia del player, el color de estas también es diferente.</text:p>
      <text:p text:style-name="P1"/>
      <text:p text:style-name="P5">-Los materiales se encuentran en la carpeta de materiales, los prefabs en su respectiva carpeta y así con todos los requisito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4T12:13:58.81</meta:creation-date>
    <meta:document-statistic meta:table-count="0" meta:image-count="0" meta:object-count="0" meta:page-count="1" meta:paragraph-count="7" meta:word-count="149" meta:character-count="879"/>
    <dc:date>2021-10-04T12:30:03.23</dc:date>
    <meta:editing-duration>PT22S</meta:editing-duration>
    <meta:editing-cycles>1</meta:editing-cycles>
    <meta:generator>OpenOffice/4.1.10$Win32 OpenOffice.org_project/4110m2$Build-9807</meta:generator>
  </office:meta>
</office:document-meta>
</file>